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全真魏碑體" svg:font-family="全真魏碑體, 'Arial Unicode MS'" style:font-family-generic="modern"/>
    <style:font-face style:name="文鼎粗隸" svg:font-family="文鼎粗隸, 'Arial Unicode MS'" style:font-family-generic="modern"/>
    <style:font-face style:name="文鼎粗黑" svg:font-family="文鼎粗黑, 'Arial Unicode MS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6.547cm" table:align="left" style:writing-mode="lr-tb"/>
    </style:style>
    <style:style style:name="表格1.A" style:family="table-column">
      <style:table-column-properties style:column-width="2.963cm"/>
    </style:style>
    <style:style style:name="表格1.B" style:family="table-column">
      <style:table-column-properties style:column-width="5.292cm"/>
    </style:style>
    <style:style style:name="表格1.C" style:family="table-column">
      <style:table-column-properties style:column-width="0.106cm"/>
    </style:style>
    <style:style style:name="表格1.D" style:family="table-column">
      <style:table-column-properties style:column-width="2.54cm"/>
    </style:style>
    <style:style style:name="表格1.E" style:family="table-column">
      <style:table-column-properties style:column-width="5.646cm"/>
    </style:style>
    <style:style style:name="表格1.1" style:family="table-row">
      <style:table-row-properties style:min-row-height="1.341cm" fo:keep-together="always"/>
    </style:style>
    <style:style style:name="表格1.A1" style:family="table-cell">
      <style:table-cell-properties style:vertical-align="middle" style:border-line-width-left="0.026cm 0.035cm 0.053cm" style:border-line-width-top="0.026cm 0.035cm 0.053cm" fo:padding-left="0.095cm" fo:padding-right="0.095cm" fo:padding-top="0cm" fo:padding-bottom="0cm" fo:border-left="3.25pt double #666699" fo:border-right="none" fo:border-top="3.25pt double #666699" fo:border-bottom="0.5pt solid #808080" style:writing-mode="lr-tb"/>
    </style:style>
    <style:style style:name="表格1.B1" style:family="table-cell">
      <style:table-cell-properties style:vertical-align="top" style:border-line-width-top="0.026cm 0.035cm 0.053cm" fo:padding-left="0.095cm" fo:padding-right="0.095cm" fo:padding-top="0cm" fo:padding-bottom="0cm" fo:border-left="0.5pt solid #808080" fo:border-right="none" fo:border-top="3.25pt double #666699" fo:border-bottom="0.5pt solid #808080" style:writing-mode="lr-tb"/>
    </style:style>
    <style:style style:name="表格1.C1" style:family="table-cell">
      <style:table-cell-properties style:vertical-align="middle" style:border-line-width-top="0.026cm 0.035cm 0.053cm" fo:padding-left="0.095cm" fo:padding-right="0.095cm" fo:padding-top="0cm" fo:padding-bottom="0cm" fo:border-left="0.5pt solid #808080" fo:border-right="none" fo:border-top="3.25pt double #666699" fo:border-bottom="0.5pt solid #808080" style:writing-mode="lr-tb"/>
    </style:style>
    <style:style style:name="表格1.E1" style:family="table-cell">
      <style:table-cell-properties style:vertical-align="top" style:border-line-width-right="0.026cm 0.035cm 0.053cm" style:border-line-width-top="0.026cm 0.035cm 0.053cm" fo:padding-left="0.095cm" fo:padding-right="0.095cm" fo:padding-top="0cm" fo:padding-bottom="0cm" fo:border-left="0.5pt solid #808080" fo:border-right="3.25pt double #666699" fo:border-top="3.25pt double #666699" fo:border-bottom="0.5pt solid #808080" style:writing-mode="lr-tb"/>
    </style:style>
    <style:style style:name="表格1.A2" style:family="table-cell">
      <style:table-cell-properties style:vertical-align="middle" style:border-line-width-left="0.026cm 0.035cm 0.053cm" fo:padding-left="0.095cm" fo:padding-right="0.095cm" fo:padding-top="0cm" fo:padding-bottom="0cm" fo:border-left="3.25pt double #666699" fo:border-right="none" fo:border-top="0.5pt solid #808080" fo:border-bottom="0.5pt solid #808080" style:writing-mode="lr-tb"/>
    </style:style>
    <style:style style:name="表格1.B2" style:family="table-cell">
      <style:table-cell-properties style:vertical-align="top" style:border-line-width-right="0.026cm 0.035cm 0.053cm" fo:padding-left="0.095cm" fo:padding-right="0.095cm" fo:padding-top="0cm" fo:padding-bottom="0cm" fo:border-left="0.5pt solid #808080" fo:border-right="3.25pt double #666699" fo:border-top="0.5pt solid #808080" fo:border-bottom="0.5pt solid #808080" style:writing-mode="lr-tb"/>
    </style:style>
    <style:style style:name="表格1.B3" style:family="table-cell">
      <style:table-cell-properties style:vertical-align="middle" fo:padding-left="0.095cm" fo:padding-right="0.095cm" fo:padding-top="0cm" fo:padding-bottom="0cm" fo:border-left="0.5pt solid #808080" fo:border-right="none" fo:border-top="0.5pt solid #808080" fo:border-bottom="0.5pt solid #808080" style:writing-mode="lr-tb"/>
    </style:style>
    <style:style style:name="表格1.4" style:family="table-row">
      <style:table-row-properties style:min-row-height="4.05cm" fo:keep-together="always"/>
    </style:style>
    <style:style style:name="表格1.5" style:family="table-row">
      <style:table-row-properties style:min-row-height="1.617cm" fo:keep-together="always"/>
    </style:style>
    <style:style style:name="表格1.6" style:family="table-row">
      <style:table-row-properties style:min-row-height="1.55cm" fo:keep-together="always"/>
    </style:style>
    <style:style style:name="表格1.7" style:family="table-row">
      <style:table-row-properties style:min-row-height="1.58cm" fo:keep-together="always"/>
    </style:style>
    <style:style style:name="表格1.E7" style:family="table-cell">
      <style:table-cell-properties style:vertical-align="middle" style:border-line-width-right="0.026cm 0.035cm 0.053cm" fo:padding-left="0.095cm" fo:padding-right="0.095cm" fo:padding-top="0cm" fo:padding-bottom="0cm" fo:border-left="0.5pt solid #808080" fo:border-right="3.25pt double #666699" fo:border-top="0.5pt solid #808080" fo:border-bottom="0.5pt solid #808080" style:writing-mode="lr-tb"/>
    </style:style>
    <style:style style:name="表格1.8" style:family="table-row">
      <style:table-row-properties style:min-row-height="1.565cm" fo:keep-together="always"/>
    </style:style>
    <style:style style:name="表格1.A8" style:family="table-cell">
      <style:table-cell-properties style:vertical-align="middle" style:border-line-width-left="0.026cm 0.035cm 0.053cm" style:border-line-width-bottom="0.026cm 0.035cm 0.053cm" fo:padding-left="0.095cm" fo:padding-right="0.095cm" fo:padding-top="0cm" fo:padding-bottom="0cm" fo:border-left="3.25pt double #666699" fo:border-right="none" fo:border-top="0.5pt solid #808080" fo:border-bottom="3.25pt double #666699" style:writing-mode="lr-tb"/>
    </style:style>
    <style:style style:name="表格1.B8" style:family="table-cell">
      <style:table-cell-properties style:vertical-align="top" style:border-line-width-right="0.026cm 0.035cm 0.053cm" style:border-line-width-bottom="0.026cm 0.035cm 0.053cm" fo:padding-left="0.095cm" fo:padding-right="0.095cm" fo:padding-top="0cm" fo:padding-bottom="0cm" fo:border-left="0.5pt solid #808080" fo:border-right="3.25pt double #666699" fo:border-top="0.5pt solid #808080" fo:border-bottom="3.25pt double #666699" style:writing-mode="lr-tb"/>
    </style:style>
    <style:style style:name="P1" style:family="paragraph" style:parent-style-name="Standard">
      <style:paragraph-properties fo:text-align="center" style:justify-single-word="false" style:text-autospace="none"/>
    </style:style>
    <style:style style:name="P2" style:family="paragraph" style:parent-style-name="Standard">
      <style:paragraph-properties fo:text-align="center" style:justify-single-word="false" style:text-autospace="none" style:snap-to-layout-grid="false">
        <style:tab-stops>
          <style:tab-stop style:position="6.694cm"/>
        </style:tab-stops>
      </style:paragraph-properties>
    </style:style>
    <style:style style:name="P3" style:family="paragraph" style:parent-style-name="Standard">
      <style:paragraph-properties style:text-autospace="none"/>
      <style:text-properties style:font-name-asian="標楷體"/>
    </style:style>
    <style:style style:name="P4" style:family="paragraph" style:parent-style-name="Standard">
      <style:paragraph-properties style:text-autospace="none" style:snap-to-layout-grid="false"/>
      <style:text-properties style:font-name-asian="標楷體"/>
    </style:style>
    <style:style style:name="P5" style:family="paragraph" style:parent-style-name="Standard">
      <style:paragraph-properties fo:text-align="center" style:justify-single-word="false" style:text-autospace="none" style:snap-to-layout-grid="false"/>
      <style:text-properties style:font-name-asian="標楷體"/>
    </style:style>
    <style:style style:name="P6" style:family="paragraph" style:parent-style-name="Standard">
      <style:text-properties fo:font-size="10pt" style:font-name-asian="標楷體" style:font-size-asian="10pt"/>
    </style:style>
    <style:style style:name="P7" style:family="paragraph" style:parent-style-name="Standard">
      <style:paragraph-properties fo:margin-top="0cm" fo:margin-bottom="0.106cm" loext:contextual-spacing="false" fo:text-align="center" style:justify-single-word="false" style:text-autospace="none"/>
      <style:text-properties style:font-name-asian="標楷體"/>
    </style:style>
    <style:style style:name="P8" style:family="paragraph" style:parent-style-name="Standard">
      <style:paragraph-properties fo:margin-top="0cm" fo:margin-bottom="0.106cm" loext:contextual-spacing="false" style:text-autospace="none" style:snap-to-layout-grid="false"/>
      <style:text-properties style:font-name-asian="標楷體"/>
    </style:style>
    <style:style style:name="P9" style:family="paragraph" style:parent-style-name="Standard">
      <style:paragraph-properties fo:margin-left="1.24cm" fo:margin-right="0cm" fo:margin-top="0cm" fo:margin-bottom="0.106cm" loext:contextual-spacing="false" fo:text-indent="-1.24cm" style:auto-text-indent="false" style:text-autospace="none" style:snap-to-layout-grid="false"/>
      <style:text-properties style:font-name-asian="標楷體"/>
    </style:style>
    <style:style style:name="P10" style:family="paragraph" style:parent-style-name="Standard">
      <style:paragraph-properties fo:margin-top="0.212cm" fo:margin-bottom="0.212cm" loext:contextual-spacing="false" fo:text-align="center" style:justify-single-word="false" style:text-autospace="none"/>
      <style:text-properties style:font-name-asian="標楷體"/>
    </style:style>
    <style:style style:name="P11" style:family="paragraph" style:parent-style-name="Standard">
      <style:paragraph-properties fo:margin-top="0.212cm" fo:margin-bottom="0.212cm" loext:contextual-spacing="false" fo:text-align="center" style:justify-single-word="false" style:text-autospace="none"/>
      <style:text-properties style:font-name-asian="標楷體"/>
    </style:style>
    <style:style style:name="P12" style:family="paragraph" style:parent-style-name="Standard">
      <style:paragraph-properties fo:margin-top="0.212cm" fo:margin-bottom="0.212cm" loext:contextual-spacing="false" fo:text-align="center" style:justify-single-word="false" style:text-autospace="none"/>
      <style:text-properties style:letter-kerning="true" style:font-name-asian="標楷體" style:font-name-complex="標楷體"/>
    </style:style>
    <style:style style:name="P13" style:family="paragraph" style:parent-style-name="Standard">
      <style:paragraph-properties fo:margin-top="0.212cm" fo:margin-bottom="0.212cm" loext:contextual-spacing="false" style:text-autospace="none" style:snap-to-layout-grid="false"/>
      <style:text-properties style:letter-kerning="true" style:font-name-asian="標楷體"/>
    </style:style>
    <style:style style:name="P14" style:family="paragraph" style:parent-style-name="Standard">
      <style:paragraph-properties fo:margin-top="0.071cm" fo:margin-bottom="0.071cm" loext:contextual-spacing="false" fo:text-align="center" style:justify-single-word="false" style:text-autospace="none"/>
    </style:style>
    <style:style style:name="P15" style:family="paragraph" style:parent-style-name="Standard">
      <style:paragraph-properties fo:margin-top="0.071cm" fo:margin-bottom="0.071cm" loext:contextual-spacing="false" fo:text-align="center" style:justify-single-word="false" style:text-autospace="none"/>
      <style:text-properties style:font-name-asian="標楷體"/>
    </style:style>
    <style:style style:name="P16" style:family="paragraph" style:parent-style-name="Standard">
      <style:paragraph-properties fo:margin-top="0.071cm" fo:margin-bottom="0.071cm" loext:contextual-spacing="false" fo:text-align="center" style:justify-single-word="false" style:text-autospace="none" style:snap-to-layout-grid="false"/>
      <style:text-properties style:font-name-asian="標楷體"/>
    </style:style>
    <style:style style:name="P17" style:family="paragraph" style:parent-style-name="Standard">
      <style:paragraph-properties fo:margin-top="0.071cm" fo:margin-bottom="0.071cm" loext:contextual-spacing="false" fo:text-align="center" style:justify-single-word="false" style:text-autospace="none"/>
      <style:text-properties style:font-name-asian="標楷體"/>
    </style:style>
    <style:style style:name="P18" style:family="paragraph" style:parent-style-name="Standard">
      <style:paragraph-properties fo:margin-top="0.071cm" fo:margin-bottom="0.071cm" loext:contextual-spacing="false" fo:text-align="center" style:justify-single-word="false" style:text-autospace="none" style:snap-to-layout-grid="false"/>
      <style:text-properties style:font-name-asian="標楷體"/>
    </style:style>
    <style:style style:name="P19" style:family="paragraph" style:parent-style-name="Standard">
      <style:paragraph-properties fo:margin-top="0.071cm" fo:margin-bottom="0.071cm" loext:contextual-spacing="false" fo:text-align="end" style:justify-single-word="false" style:text-autospace="none"/>
    </style:style>
    <style:style style:name="P20" style:family="paragraph" style:parent-style-name="Standard">
      <style:paragraph-properties fo:margin-top="0.071cm" fo:margin-bottom="0.071cm" loext:contextual-spacing="false" fo:text-align="center" style:justify-single-word="false" style:text-autospace="none"/>
      <style:text-properties style:letter-kerning="true" style:font-name-asian="標楷體" style:font-name-complex="標楷體"/>
    </style:style>
    <style:style style:name="P21" style:family="paragraph" style:parent-style-name="Standard">
      <style:paragraph-properties fo:margin-left="0cm" fo:margin-right="0cm" fo:margin-top="0.212cm" fo:margin-bottom="0.212cm" loext:contextual-spacing="false" fo:text-indent="1.058cm" style:auto-text-indent="false" style:text-autospace="none"/>
    </style:style>
    <style:style style:name="P22" style:family="paragraph" style:parent-style-name="Standard">
      <style:paragraph-properties fo:margin-left="0cm" fo:margin-right="0cm" fo:margin-top="0.212cm" fo:margin-bottom="0.212cm" loext:contextual-spacing="false" fo:text-indent="0.635cm" style:auto-text-indent="false" style:text-autospace="none"/>
    </style:style>
    <style:style style:name="P23" style:family="paragraph" style:parent-style-name="Standard">
      <style:paragraph-properties fo:margin-left="0cm" fo:margin-right="0cm" fo:margin-top="0cm" fo:margin-bottom="0.106cm" loext:contextual-spacing="false" fo:text-indent="0.423cm" style:auto-text-indent="false" style:text-autospace="none"/>
    </style:style>
    <style:style style:name="P24" style:family="paragraph" style:parent-style-name="Standard">
      <style:paragraph-properties fo:margin-top="0.141cm" fo:margin-bottom="0.141cm" loext:contextual-spacing="false" fo:text-align="center" style:justify-single-word="false" style:text-autospace="none"/>
      <style:text-properties style:font-name-asian="標楷體"/>
    </style:style>
    <style:style style:name="P25" style:family="paragraph" style:parent-style-name="Standard">
      <style:paragraph-properties fo:margin-top="0.141cm" fo:margin-bottom="0.141cm" loext:contextual-spacing="false" style:text-autospace="none"/>
      <style:text-properties style:font-name-asian="標楷體"/>
    </style:style>
    <style:style style:name="P26" style:family="paragraph" style:parent-style-name="Standard">
      <style:paragraph-properties fo:margin-top="0.141cm" fo:margin-bottom="0.141cm" loext:contextual-spacing="false" style:text-autospace="none"/>
      <style:text-properties fo:font-size="10pt" style:font-name-asian="標楷體" style:font-size-asian="10pt"/>
    </style:style>
    <style:style style:name="P27" style:family="paragraph" style:parent-style-name="Standard">
      <style:paragraph-properties fo:margin-top="0.141cm" fo:margin-bottom="0cm" loext:contextual-spacing="false" style:text-autospace="none"/>
      <style:text-properties style:font-name-asian="標楷體"/>
    </style:style>
    <style:style style:name="P28" style:family="paragraph" style:parent-style-name="Standard">
      <style:paragraph-properties fo:margin-top="0.141cm" fo:margin-bottom="0cm" loext:contextual-spacing="false" fo:text-align="justify" style:justify-single-word="false" style:text-autospace="none"/>
      <style:text-properties style:font-name-asian="標楷體" style:font-name-complex="標楷體"/>
    </style:style>
    <style:style style:name="P29" style:family="paragraph" style:parent-style-name="Standard">
      <style:paragraph-properties fo:margin-top="0.141cm" fo:margin-bottom="0cm" loext:contextual-spacing="false" fo:text-align="justify" style:justify-single-word="false" style:text-autospace="none"/>
    </style:style>
    <style:style style:name="P30" style:family="paragraph" style:parent-style-name="Standard">
      <style:paragraph-properties fo:margin-left="0cm" fo:margin-right="0cm" fo:margin-top="0.141cm" fo:margin-bottom="0cm" loext:contextual-spacing="false" fo:text-indent="0.176cm" style:auto-text-indent="false" style:text-autospace="none"/>
      <style:text-properties fo:font-size="10pt" style:font-size-asian="10pt"/>
    </style:style>
    <style:style style:name="P31" style:family="paragraph" style:parent-style-name="Standard">
      <style:paragraph-properties fo:margin-left="0cm" fo:margin-right="0cm" fo:margin-top="0.141cm" fo:margin-bottom="0.141cm" loext:contextual-spacing="false" fo:text-indent="0.176cm" style:auto-text-indent="false" style:text-autospace="none"/>
    </style:style>
    <style:style style:name="P32" style:family="paragraph" style:parent-style-name="Standard" style:master-page-name="Standard">
      <style:paragraph-properties fo:margin-left="0cm" fo:margin-right="0.706cm" fo:text-align="end" style:justify-single-word="false" fo:text-indent="0cm" style:auto-text-indent="false" style:page-number="auto"/>
    </style:style>
    <style:style style:name="P33" style:family="paragraph" style:parent-style-name="Standard">
      <style:paragraph-properties fo:margin-left="0cm" fo:margin-right="-1.21cm" fo:text-indent="-0.318cm" style:auto-text-indent="false"/>
    </style:style>
    <style:style style:name="P34" style:family="paragraph" style:parent-style-name="Standard">
      <style:paragraph-properties fo:margin-left="0cm" fo:margin-right="0cm" fo:text-indent="0.212cm" style:auto-text-indent="false"/>
    </style:style>
    <style:style style:name="P35" style:family="paragraph" style:parent-style-name="Standard">
      <style:paragraph-properties fo:margin-left="0cm" fo:margin-right="0.321cm" fo:text-align="end" style:justify-single-word="false" fo:text-indent="0.212cm" style:auto-text-indent="false"/>
      <style:text-properties style:font-name-asian="標楷體"/>
    </style:style>
    <style:style style:name="P36" style:family="paragraph" style:parent-style-name="Footer">
      <style:paragraph-properties fo:text-align="center" style:justify-single-word="false"/>
    </style:style>
    <style:style style:name="P37" style:family="paragraph" style:parent-style-name="Header">
      <style:paragraph-properties fo:line-height="25%"/>
    </style:style>
    <style:style style:name="P38" style:family="paragraph" style:parent-style-name="Header">
      <style:paragraph-properties fo:line-height="25%" style:snap-to-layout-grid="false"/>
      <style:text-properties style:font-name-asian="Times New Roman"/>
    </style:style>
    <style:style style:name="P39" style:family="paragraph" style:parent-style-name="Header">
      <style:paragraph-properties fo:line-height="25%" style:snap-to-layout-grid="false"/>
    </style:style>
    <style:style style:name="P40" style:family="paragraph" style:parent-style-name="Header">
      <style:paragraph-properties fo:margin-left="0cm" fo:margin-right="0cm" fo:line-height="25%" fo:text-indent="13.582cm" style:auto-text-indent="false" style:snap-to-layout-grid="false"/>
    </style:style>
    <style:style style:name="T1" style:family="text">
      <style:text-properties style:font-name-asian="標楷體"/>
    </style:style>
    <style:style style:name="T2" style:family="text">
      <style:text-properties style:font-name-asian="標楷體"/>
    </style:style>
    <style:style style:name="T3" style:family="text">
      <style:text-properties style:font-name-asian="標楷體" style:font-name-complex="標楷體"/>
    </style:style>
    <style:style style:name="T4" style:family="text">
      <style:text-properties style:font-name-asian="標楷體" style:font-name-complex="標楷體"/>
    </style:style>
    <style:style style:name="T5" style:family="text">
      <style:text-properties style:font-name-asian="Times New Roman"/>
    </style:style>
    <style:style style:name="T6" style:family="text">
      <style:text-properties style:font-name-asian="Times New Roman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style:letter-kerning="true" style:font-name-asian="標楷體"/>
    </style:style>
    <style:style style:name="T9" style:family="text">
      <style:text-properties fo:font-size="10pt" style:font-name-asian="標楷體" style:font-size-asian="10pt"/>
    </style:style>
    <style:style style:name="T10" style:family="text">
      <style:text-properties fo:font-size="10pt" style:font-name-asian="標楷體" style:font-size-asian="10pt" style:font-name-complex="標楷體"/>
    </style:style>
    <style:style style:name="T11" style:family="text">
      <style:text-properties fo:font-size="10pt" style:font-name-asian="標楷體" style:font-size-asian="10pt"/>
    </style:style>
    <style:style style:name="T12" style:family="text">
      <style:text-properties fo:font-size="10pt" style:font-name-asian="Times New Roman" style:font-size-asian="10pt"/>
    </style:style>
    <style:style style:name="T13" style:family="text">
      <style:text-properties fo:font-size="10pt" style:text-underline-style="solid" style:text-underline-width="auto" style:text-underline-color="font-color" style:font-name-asian="標楷體" style:font-size-asian="10pt"/>
    </style:style>
    <style:style style:name="T14" style:family="text">
      <style:text-properties fo:font-size="9pt" style:font-name-asian="Times New Roman" style:font-size-asian="9pt"/>
    </style:style>
    <style:style style:name="T15" style:family="text">
      <style:text-properties style:font-name="標楷體" style:font-name-asian="標楷體" style:font-name-complex="標楷體"/>
    </style:style>
    <style:style style:name="T16" style:family="text">
      <style:text-properties style:font-name="新細明體" style:font-name-complex="新細明體"/>
    </style:style>
    <style:style style:name="T17" style:family="text">
      <style:text-properties style:font-name="Wingdings" style:font-name-asian="Wingdings" style:font-name-complex="Wingdings"/>
    </style:style>
    <style:style style:name="T18" style:family="text">
      <style:text-properties fo:font-weight="bold" style:font-name-asian="標楷體" style:font-weight-asian="bold"/>
    </style:style>
    <style:style style:name="T19" style:family="text">
      <style:text-properties fo:font-weight="bold" style:font-name-asian="標楷體" style:font-weight-asian="bold"/>
    </style:style>
    <style:style style:name="T20" style:family="text">
      <style:text-properties fo:font-weight="bold" style:font-name-asian="標楷體" style:font-weight-asian="bold" style:font-name-complex="標楷體"/>
    </style:style>
    <style:style style:name="T21" style:family="text">
      <style:text-properties fo:font-weight="bold" style:font-name-asian="標楷體" style:font-weight-asian="bold" style:font-name-complex="標楷體"/>
    </style:style>
    <style:style style:name="T22" style:family="text">
      <style:text-properties style:font-name="文鼎粗黑" fo:font-size="14pt" fo:font-weight="bold" style:font-name-asian="文鼎粗黑" style:font-size-asian="14pt" style:font-weight-asian="bold" style:font-name-complex="新細明體" style:font-weight-complex="bold"/>
    </style:style>
    <style:style style:name="T23" style:family="text">
      <style:text-properties style:font-name="文鼎粗黑" fo:font-size="14pt" fo:font-weight="bold" style:font-name-asian="文鼎粗黑" style:font-size-asian="14pt" style:font-weight-asian="bold" style:font-name-complex="Courier" style:font-weight-complex="bold"/>
    </style:style>
    <style:style style:name="T24" style:family="text">
      <style:text-properties style:font-name="全真魏碑體" style:font-name-asian="全真魏碑體" style:font-name-complex="Courier"/>
    </style:style>
    <style:style style:name="T25" style:family="text"/>
    <style:style style:name="fr1" style:family="graphic" style:parent-style-name="Frame">
      <style:graphic-properties fo:margin-left="0cm" fo:margin-right="0.318cm" style:wrap="parallel" style:number-wrapped-paragraphs="no-limit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訊框1" text:anchor-type="paragraph" svg:x="-0.113cm" svg:y="3.859cm" svg:width="16.547cm" draw:z-index="0"><draw:text-box fo:min-height="0.058cm"><table:table table:name="表格1" table:style-name="表格1"><table:table-column table:style-name="表格1.A"/><table:table-column table:style-name="表格1.B"/><table:table-column table:style-name="表格1.C"/><table:table-column table:style-name="表格1.D"/><table:table-column table:style-name="表格1.E"/><table:table-row table:style-name="表格1.1"><table:table-cell table:style-name="表格1.A1" office:value-type="string"><text:p text:style-name="P1"><text:span text:style-name="T1">學</text:span><text:span text:style-name="T5"> <text:s text:c="3"/></text:span><text:span text:style-name="T1">院</text:span></text:p></table:table-cell><table:table-cell table:style-name="表格1.B1" office:value-type="string"><text:p text:style-name="P4"/><text:p text:style-name="P3"/></table:table-cell><table:table-cell table:style-name="表格1.C1" table:number-columns-spanned="2" office:value-type="string"><text:p text:style-name="P7">系所名稱</text:p></table:table-cell><table:covered-table-cell/><table:table-cell table:style-name="表格1.E1" office:value-type="string"><text:p text:style-name="P9"/></table:table-cell></table:table-row><table:table-row table:style-name="表格1.1"><table:table-cell table:style-name="表格1.A2" office:value-type="string"><text:p text:style-name="P10">活動名稱</text:p></table:table-cell><table:table-cell table:style-name="表格1.B2" table:number-columns-spanned="4" office:value-type="string"><text:p text:style-name="P9"/></table:table-cell><table:covered-table-cell/><table:covered-table-cell/><table:covered-table-cell/></table:table-row><table:table-row table:style-name="表格1.1"><table:table-cell table:style-name="表格1.A2" office:value-type="string"><text:p text:style-name="P15">活動時間</text:p></table:table-cell><table:table-cell table:style-name="表格1.B3" office:value-type="string"><text:p text:style-name="P14"><text:span text:style-name="T1">10</text:span><text:span text:style-name="T1">7 </text:span><text:span text:style-name="T1">年</text:span><text:span text:style-name="T5"> </text:span><text:span text:style-name="T5"><text:s/></text:span><text:span text:style-name="T5"><text:s/></text:span><text:span text:style-name="T1">月</text:span><text:span text:style-name="T5"> <text:s text:c="2"/></text:span><text:span text:style-name="T1">日(星期</text:span><text:span text:style-name="T5"> <text:s/></text:span><text:span text:style-name="T1">)</text:span></text:p><text:p text:style-name="P19"><text:span text:style-name="T1">時</text:span><text:span text:style-name="T5"> <text:s text:c="2"/></text:span><text:span text:style-name="T1">分至</text:span><text:span text:style-name="T5"> <text:s text:c="3"/></text:span><text:span text:style-name="T1">時</text:span><text:span text:style-name="T5"> <text:s text:c="3"/></text:span><text:span text:style-name="T1">分</text:span></text:p></table:table-cell><table:table-cell table:style-name="表格1.B3" table:number-columns-spanned="2" office:value-type="string"><text:p text:style-name="P15">活動地點</text:p></table:table-cell><table:covered-table-cell/><table:table-cell table:style-name="表格1.B2" office:value-type="string"><text:p text:style-name="P16"/><text:p text:style-name="P15"/></table:table-cell></table:table-row><table:table-row table:style-name="表格1.4"><table:table-cell table:style-name="表格1.A2" office:value-type="string"><text:p text:style-name="P10">活動流程</text:p></table:table-cell><table:table-cell table:style-name="表格1.B2" table:number-columns-spanned="4" office:value-type="string"><text:p text:style-name="P21"><text:span text:style-name="T1">時間</text:span><text:span text:style-name="T5"> <text:s text:c="15"/></text:span><text:span text:style-name="T3">活</text:span><text:span text:style-name="T5"> <text:s text:c="2"/></text:span><text:span text:style-name="T3">動</text:span><text:span text:style-name="T5"> <text:s text:c="2"/></text:span><text:span text:style-name="T3">內</text:span><text:span text:style-name="T5"> <text:s text:c="2"/></text:span><text:span text:style-name="T3">容</text:span></text:p><text:p text:style-name="P22"><text:span text:style-name="T1">: <text:s/></text:span><text:span text:style-name="T3">～　</text:span><text:span text:style-name="T1">:</text:span><text:span text:style-name="T1"> <text:s text:c="14"/></text:span></text:p><text:p text:style-name="P22"><text:span text:style-name="T1">: <text:s/></text:span><text:span text:style-name="T3">～　</text:span><text:span text:style-name="T1">:</text:span></text:p><text:p text:style-name="P22"><text:span text:style-name="T1">: <text:s/></text:span><text:span text:style-name="T3">～　</text:span><text:span text:style-name="T1">:</text:span></text:p><text:p text:style-name="P22"><text:span text:style-name="T1">: <text:s/></text:span><text:span text:style-name="T3">～　</text:span><text:span text:style-name="T1">:</text:span></text:p></table:table-cell><table:covered-table-cell/><table:covered-table-cell/><table:covered-table-cell/></table:table-row><table:table-row table:style-name="表格1.5"><table:table-cell table:style-name="表格1.A2" office:value-type="string"><text:p text:style-name="P12">預期成效</text:p></table:table-cell><table:table-cell table:style-name="表格1.B2" table:number-columns-spanned="4" office:value-type="string"><text:p text:style-name="P13"/></table:table-cell><table:covered-table-cell/><table:covered-table-cell/><table:covered-table-cell/></table:table-row><table:table-row table:style-name="表格1.6"><table:table-cell table:style-name="表格1.A2" office:value-type="string"><text:p text:style-name="P20">預定人數</text:p></table:table-cell><table:table-cell table:style-name="表格1.B3" table:number-columns-spanned="2" office:value-type="string"><text:p text:style-name="P16"/></table:table-cell><table:covered-table-cell/><table:table-cell table:style-name="表格1.B3" office:value-type="string"><text:p text:style-name="P15">現任會長</text:p><text:p text:style-name="P15">姓名</text:p></table:table-cell><table:table-cell table:style-name="表格1.B2" office:value-type="string"><text:p text:style-name="P16"/><text:p text:style-name="P15"/></table:table-cell></table:table-row><table:table-row table:style-name="表格1.7"><table:table-cell table:style-name="表格1.A2" office:value-type="string"><text:p text:style-name="P1"><text:span text:style-name="T1">承</text:span><text:span text:style-name="T5"> </text:span><text:span text:style-name="T1">辦</text:span><text:span text:style-name="T5"> </text:span><text:span text:style-name="T1">人</text:span></text:p><text:p text:style-name="P1"><text:span text:style-name="T1">(簽</text:span><text:span text:style-name="T5"> <text:s text:c="2"/></text:span><text:span text:style-name="T1">章)</text:span></text:p></table:table-cell><table:table-cell table:style-name="表格1.B3" table:number-columns-spanned="2" office:value-type="string"><text:p text:style-name="P5"/></table:table-cell><table:covered-table-cell/><table:table-cell table:style-name="表格1.B3" office:value-type="string"><text:p text:style-name="P23"><text:span text:style-name="T1">職</text:span><text:span text:style-name="T5"> <text:s text:c="3"/></text:span><text:span text:style-name="T1">稱</text:span></text:p></table:table-cell><table:table-cell table:style-name="表格1.E7" office:value-type="string"><text:p text:style-name="P8"/></table:table-cell></table:table-row><table:table-row table:style-name="表格1.8"><table:table-cell table:style-name="表格1.A8" office:value-type="string"><text:p text:style-name="P24">聯絡方式</text:p></table:table-cell><table:table-cell table:style-name="表格1.B8" table:number-columns-spanned="4" office:value-type="string"><text:p text:style-name="P30"><text:span text:style-name="T1">電話：２９０５- ＿</text:span><text:span text:style-name="T5"> </text:span><text:span text:style-name="T1">＿</text:span><text:span text:style-name="T5"> </text:span><text:span text:style-name="T1">＿</text:span><text:span text:style-name="T5"> </text:span><text:span text:style-name="T1">＿</text:span><text:span text:style-name="T5"> <text:s/></text:span><text:span text:style-name="T1">e-mail：</text:span><text:span text:style-name="T5"> <text:s text:c="31"/></text:span><text:span text:style-name="T1">(必填)</text:span></text:p><text:p text:style-name="P31"><text:span text:style-name="T9">手機：</text:span><text:span text:style-name="T12"> </text:span><text:span text:style-name="T14"><text:s text:c="24"/></text:span><text:span text:style-name="T9">傳</text:span><text:span text:style-name="T12"> </text:span><text:span text:style-name="T9">真：</text:span></text:p></table:table-cell><table:covered-table-cell/><table:covered-table-cell/><table:covered-table-cell/></table:table-row></table:table></draw:text-box></draw:frame><text:span text:style-name="T9">(</text:span><text:span text:style-name="T10">附件一</text:span><text:span text:style-name="T9">)</text:span></text:p>
      <text:p text:style-name="P27"/>
      <text:p text:style-name="P29"><text:span text:style-name="T1">◎是否會邀請</text:span><text:span text:style-name="T1">現任</text:span><text:span text:style-name="T1">會長返校參與</text:span><text:span text:style-name="T5"> <text:s/></text:span><text:span text:style-name="T5"><text:s text:c="21"/></text:span><text:span text:style-name="T15">□</text:span><text:span text:style-name="T7"> </text:span><text:span text:style-name="T3">是</text:span><text:span text:style-name="T5"> </text:span><text:span text:style-name="T15">□</text:span><text:span text:style-name="T5"> </text:span><text:span text:style-name="T3">否</text:span></text:p>
      <text:p text:style-name="P29"><text:span text:style-name="T1">◎是否會</text:span><text:span text:style-name="T1">改選新會長</text:span><text:span text:style-name="T5"> </text:span><text:span text:style-name="T5"><text:s text:c="10"/></text:span><text:span text:style-name="T5"><text:s/></text:span><text:span text:style-name="T5"><text:s text:c="21"/></text:span><text:span text:style-name="T15">□</text:span><text:span text:style-name="T7"> </text:span><text:span text:style-name="T3">是</text:span><text:span text:style-name="T5"> </text:span><text:span text:style-name="T15">□</text:span><text:span text:style-name="T5"> </text:span><text:span text:style-name="T3">否</text:span></text:p>
      <text:p text:style-name="P29"><text:span text:style-name="T16">◎</text:span><text:span text:style-name="T1">今年活動是否為系上30、40或50週年校友返校活動</text:span><text:span text:style-name="T5"> <text:s text:c="4"/></text:span><text:span text:style-name="T15">□</text:span><text:span text:style-name="T7"> </text:span><text:span text:style-name="T3">是</text:span><text:span text:style-name="T5"> </text:span><text:span text:style-name="T15">□</text:span><text:span text:style-name="T5"> </text:span><text:span text:style-name="T3">否</text:span></text:p>
      <text:p text:style-name="P29"><text:span text:style-name="T16">◎</text:span><text:span text:style-name="T1">明年是否預計舉辦30、40或50週年校友返校活動</text:span><text:span text:style-name="T5"> <text:s text:c="6"/></text:span><text:span text:style-name="T15">□</text:span><text:span text:style-name="T7"> </text:span><text:span text:style-name="T3">是</text:span><text:span text:style-name="T5"> </text:span><text:span text:style-name="T15">□</text:span><text:span text:style-name="T5"> </text:span><text:span text:style-name="T3">否</text:span></text:p>
      <text:p text:style-name="P28"/>
      <text:p text:style-name="P29"><text:span text:style-name="T1">系所主管簽章</text:span><text:span text:style-name="T5"> </text:span><text:span text:style-name="T13">___________________________________</text:span><text:span text:style-name="T9"> <text:s text:c="9"/>年</text:span><text:span text:style-name="T12"> <text:s text:c="6"/></text:span><text:span text:style-name="T9">月</text:span><text:span text:style-name="T12"> <text:s text:c="6"/></text:span><text:span text:style-name="T9">日</text:span></text:p>
      <text:p text:style-name="P26"/>
      <text:p text:style-name="P25">　</text:p>
      <text:p text:style-name="P29"><text:span text:style-name="T1">院</text:span><text:span text:style-name="T5"> </text:span><text:span text:style-name="T1">長</text:span><text:span text:style-name="T5"> </text:span><text:span text:style-name="T1">簽</text:span><text:span text:style-name="T5"> </text:span><text:span text:style-name="T1">章</text:span><text:span text:style-name="T5"> <text:s/></text:span><text:span text:style-name="T13">___________________________________</text:span><text:span text:style-name="T9"> <text:s text:c="7"/></text:span><text:span text:style-name="T9"><text:s/></text:span><text:span text:style-name="T9"><text:s/>年</text:span><text:span text:style-name="T12"> <text:s text:c="6"/></text:span><text:span text:style-name="T9">月</text:span><text:span text:style-name="T12"> <text:s text:c="6"/></text:span><text:span text:style-name="T9">日</text:span></text:p>
      <text:p text:style-name="P6"/>
      <text:p text:style-name="Standard"/>
      <text:p text:style-name="P33"><text:span text:style-name="T17"></text:span><text:span text:style-name="T3">請詳填申請書，並於</text:span><text:span text:style-name="T18">10</text:span><text:span text:style-name="T18">7</text:span><text:span text:style-name="T20">年</text:span><text:span text:style-name="T20">11</text:span><text:span text:style-name="T20">月</text:span><text:span text:style-name="T18">20</text:span><text:span text:style-name="T20">日</text:span><text:span text:style-name="T18">(</text:span><text:span text:style-name="T20">星期</text:span><text:span text:style-name="T20">二</text:span><text:span text:style-name="T18">)</text:span><text:span text:style-name="T20">前</text:span><text:span text:style-name="T3">擲交公共事務室</text:span><text:span text:style-name="T1">(</text:span><text:span text:style-name="T3">野聲樓</text:span><text:span text:style-name="T1">YP103</text:span><text:span text:style-name="T3">室</text:span><text:span text:style-name="T1">)</text:span><text:span text:style-name="T3">，　</text:span></text:p>
      <text:p text:style-name="P34"><text:span text:style-name="T3">業務承辦人：</text:span><text:span text:style-name="T3">張榮盈</text:span><text:span text:style-name="T5"> </text:span><text:span text:style-name="T3">分機：</text:span><text:span text:style-name="T1">3068</text:span><text:span text:style-name="T1"> </text:span><text:span text:style-name="T3">。</text:span><text:span text:style-name="T5"> 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全真魏碑體" svg:font-family="全真魏碑體, 'Arial Unicode MS'" style:font-family-generic="modern"/>
    <style:font-face style:name="文鼎粗隸" svg:font-family="文鼎粗隸, 'Arial Unicode MS'" style:font-family-generic="modern"/>
    <style:font-face style:name="文鼎粗黑" svg:font-family="文鼎粗黑, 'Arial Unicode MS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style:line-height-at-least="0.635cm" style:vertical-align="baseli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name-asian="細明體" style:font-family-asian="細明體, MingLiU" style:font-family-generic-asian="modern" style:font-size-asian="10pt" style:font-size-complex="10pt"/>
    </style:style>
    <style:style style:name="Footer" style:family="paragraph" style:parent-style-name="Standard" style:class="extra">
      <style:paragraph-properties style:line-height-at-least="0.635cm" style:vertical-align="baseli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name-asian="細明體" style:font-family-asian="細明體, MingLiU" style:font-family-generic-asian="modern" style:font-size-asian="10pt" style:font-size-complex="10pt"/>
    </style:style>
    <style:style style:name="本文縮排_20_3" style:display-name="本文縮排 3" style:family="paragraph" style:parent-style-name="Standard">
      <style:paragraph-properties fo:margin-left="0.635cm" fo:margin-right="0cm" fo:text-indent="-0.635cm" style:auto-text-indent="false"/>
      <style:text-properties fo:font-size="18pt" style:font-name-asian="文鼎粗隸" style:font-family-asian="文鼎粗隸, 'Arial Unicode MS'" style:font-family-generic-asian="modern" style:font-size-asian="18pt" style:font-size-complex="10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Page_20_Number" style:display-name="Page Number" style:family="text" style:parent-style-name="預設段落字型"/>
    <style:style style:name="emailstyle17" style:family="text">
      <style:text-properties fo:color="#000000"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表格3" style:family="table">
      <style:table-properties style:width="16.51cm" fo:margin-left="-0.095cm" table:align="left" style:writing-mode="lr-tb"/>
    </style:style>
    <style:style style:name="表格3.A" style:family="table-column">
      <style:table-column-properties style:column-width="16.51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-left="0.095cm" fo:padding-right="0.095cm" fo:padding-top="0cm" fo:padding-bottom="0cm" fo:border="none" style:writing-mode="lr-tb"/>
    </style:style>
    <style:style style:name="表格2" style:family="table">
      <style:table-properties style:width="16.828cm" fo:margin-left="-0.095cm" table:align="left" style:writing-mode="lr-tb"/>
    </style:style>
    <style:style style:name="表格2.A" style:family="table-column">
      <style:table-column-properties style:column-width="16.828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-left="0.095cm" fo:padding-right="0.095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text-autospace="none"/>
    </style:style>
    <style:style style:name="MP2" style:family="paragraph" style:parent-style-name="Header">
      <style:paragraph-properties fo:line-height="25%"/>
    </style:style>
    <style:style style:name="MP3" style:family="paragraph" style:parent-style-name="Standard">
      <style:paragraph-properties fo:text-align="center" style:justify-single-word="false" style:text-autospace="none" style:snap-to-layout-grid="false">
        <style:tab-stops>
          <style:tab-stop style:position="6.694cm"/>
        </style:tab-stops>
      </style:paragraph-properties>
    </style:style>
    <style:style style:name="MP4" style:family="paragraph" style:parent-style-name="Header">
      <style:paragraph-properties fo:line-height="25%" style:snap-to-layout-grid="false"/>
      <style:text-properties style:font-name-asian="Times New Roman"/>
    </style:style>
    <style:style style:name="MP5" style:family="paragraph" style:parent-style-name="Header">
      <style:paragraph-properties fo:line-height="25%" style:snap-to-layout-grid="false"/>
    </style:style>
    <style:style style:name="MP6" style:family="paragraph" style:parent-style-name="Header">
      <style:paragraph-properties fo:margin-left="0cm" fo:margin-right="0cm" fo:line-height="25%" fo:text-indent="13.582cm" style:auto-text-indent="false" style:snap-to-layout-grid="false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style:font-name="文鼎粗黑" fo:font-size="14pt" fo:font-weight="bold" style:font-name-asian="文鼎粗黑" style:font-size-asian="14pt" style:font-weight-asian="bold" style:font-name-complex="新細明體" style:font-weight-complex="bold"/>
    </style:style>
    <style:style style:name="MT2" style:family="text">
      <style:text-properties style:font-name="文鼎粗黑" fo:font-size="14pt" fo:font-weight="bold" style:font-name-asian="文鼎粗黑" style:font-size-asian="14pt" style:font-weight-asian="bold" style:font-name-complex="Courier" style:font-weight-complex="bold"/>
    </style:style>
    <style:style style:name="MT3" style:family="text"/>
    <style:page-layout style:name="Mpm1">
      <style:page-layout-properties fo:page-width="21.001cm" fo:page-height="29.7cm" style:num-format="1" style:print-orientation="portrait" fo:margin-top="1.801cm" fo:margin-bottom="1cm" fo:margin-left="2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表格3" table:style-name="表格3">
          <table:table-column table:style-name="表格3.A"/>
          <table:table-row table:style-name="表格3.1">
            <table:table-cell table:style-name="表格3.A1" office:value-type="string">
              <text:p text:style-name="MP1"><text:span text:style-name="MT1">輔仁大學 102 學年度「校友返校日補助款」</text:span><text:span text:style-name="MT2">申請書</text:span></text:p>
            </table:table-cell>
          </table:table-row>
        </table:table>
        <text:p text:style-name="MP2"/>
      </style:header>
      <style:header-first>
        <table:table table:name="表格2" table:style-name="表格2">
          <table:table-column table:style-name="表格2.A"/>
          <table:table-row table:style-name="表格2.1">
            <table:table-cell table:style-name="表格2.A1" office:value-type="string">
              <text:p text:style-name="MP3"><text:span text:style-name="MT1">輔仁大學 107 學年度「校友返校日」</text:span><text:span text:style-name="MT2">申請計畫書 </text:span></text:p>
            </table:table-cell>
          </table:table-row>
        </table:table>
        <text:p text:style-name="MP4"><text:s/></text:p>
        <text:p text:style-name="MP5"/>
        <text:p text:style-name="MP6"/>
      </style:header-first>
      <style:footer>
        <text:p text:style-name="MP7">第1<text:span text:style-name="Page_20_Number">-</text:span><text:span text:style-name="Page_20_Number"><text:page-number text:select-page="current">0</text:page-number></text:span><text:span text:style-name="Page_20_Number">頁</text:span></text:p>
      </style:footer>
      <style:footer-first>
        <text:p text:style-name="MP7">第1<text:span text:style-name="Page_20_Number">-</text:span><text:span text:style-name="Page_20_Number"><text:page-number text:select-page="current">1</text:page-number></text:span><text:span text:style-name="Page_20_Number">頁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學    院</dc:title>
    <meta:initial-creator>USER</meta:initial-creator>
    <meta:creation-date>2014-10-08T16:25:00</meta:creation-date>
    <dc:creator>user</dc:creator>
    <dc:date>2018-11-02T14:16:00</dc:date>
    <meta:print-date>2014-10-08T16:22:00</meta:print-date>
    <meta:editing-cycles>14</meta:editing-cycles>
    <meta:editing-duration>PT19M</meta:editing-duration>
    <meta:document-statistic meta:table-count="3" meta:image-count="0" meta:object-count="0" meta:page-count="1" meta:paragraph-count="38" meta:word-count="309" meta:character-count="703" meta:non-whitespace-character-count="409"/>
    <meta:generator>LibreOffice/5.3.7.2$Windows_X86_64 LibreOffice_project/6b8ed514a9f8b44d37a1b96673cbbdd077e24059</meta:generator>
  </office:meta>
</office:document-meta>
</file>